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Helve" svg:font-family="Helve"/>
    <style:font-face style:name="monospace" svg:font-family="monospace"/>
    <style:font-face style:name="sans-serif" svg:font-family="sans-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799in" fo:padding-right="0.0799in" fo:padding-top="0in" fo:padding-bottom="0.15in" fo:border-left="none" fo:border-right="none" fo:border-top="3pt solid #000000" fo:border-bottom="none"/>
    </style:style>
    <style:style style:name="Table2" style:family="table">
      <style:table-properties style:width="3.2653in" fo:margin-left="0in" fo:margin-top="0in" fo:margin-bottom="0in" table:align="left" style:writing-mode="lr-tb"/>
    </style:style>
    <style:style style:name="Table2.A" style:family="table-column">
      <style:table-column-properties style:column-width="0.4771in"/>
    </style:style>
    <style:style style:name="Table2.B" style:family="table-column">
      <style:table-column-properties style:column-width="1.1569in"/>
    </style:style>
    <style:style style:name="Table2.C" style:family="table-column">
      <style:table-column-properties style:column-width="0.5472in"/>
    </style:style>
    <style:style style:name="Table2.D" style:family="table-column">
      <style:table-column-properties style:column-width="0.7951in"/>
    </style:style>
    <style:style style:name="Table2.E" style:family="table-column">
      <style:table-column-properties style:column-width="0.2889in"/>
    </style:style>
    <style:style style:name="Table2.1" style:family="table-row">
      <style:table-row-properties fo:keep-together="auto"/>
    </style:style>
    <style:style style:name="Table2.A1" style:family="table-cell">
      <style:table-cell-properties fo:padding="0in" fo:border-left="none" fo:border-right="none" fo:border-top="0.5pt solid #000000" fo:border-bottom="0.5pt solid #000000"/>
    </style:style>
    <style:style style:name="Table2.A2" style:family="table-cell">
      <style:table-cell-properties fo:padding="0in" fo:border-left="none" fo:border-right="none" fo:border-top="0.5pt solid #000000" fo:border-bottom="none"/>
    </style:style>
    <style:style style:name="Table2.A3" style:family="table-cell">
      <style:table-cell-properties fo:padding="0in" fo:border="none"/>
    </style:style>
    <style:style style:name="Table2.A6" style:family="table-cell">
      <style:table-cell-properties fo:padding="0in" fo:border-left="none" fo:border-right="none" fo:border-top="none" fo:border-bottom="0.5pt solid #000000"/>
    </style:style>
    <style:style style:name="P1" style:family="paragraph" style:parent-style-name="Header">
      <style:paragraph-properties fo:margin-top="0in" fo:margin-bottom="0in" loext:contextual-spacing="false"/>
    </style:style>
    <style:style style:name="P2" style:family="paragraph" style:parent-style-name="Heading_20_1" style:list-style-name="WWNum12">
      <style:paragraph-properties fo:margin-left="0.248in" fo:margin-right="0in" fo:text-indent="-0.248in" style:auto-text-indent="false"/>
    </style:style>
    <style:style style:name="P3" style:family="paragraph" style:parent-style-name="Heading_20_2" style:list-style-name="WWNum13"/>
    <style:style style:name="P4" style:family="paragraph" style:parent-style-name="Heading_20_3" style:list-style-name=""/>
    <style:style style:name="P5" style:family="paragraph" style:parent-style-name="Numbered_20_List" style:list-style-name="WWNum1">
      <style:paragraph-properties fo:margin-left="0.389in" fo:margin-right="0in" fo:text-indent="-0.2709in" style:auto-text-indent="false"/>
    </style:style>
    <style:style style:name="P6" style:family="paragraph" style:parent-style-name="Bulleted_20_List" style:list-style-name="WWNum2">
      <style:paragraph-properties fo:margin-left="0.2598in" fo:margin-right="0in" fo:text-indent="-0.1417in" style:auto-text-indent="false"/>
    </style:style>
    <style:style style:name="P7" style:family="paragraph" style:parent-style-name="Abstract_20_Head">
      <style:paragraph-properties fo:line-height="0.0098in"/>
    </style:style>
    <style:style style:name="P8" style:family="paragraph" style:parent-style-name="Numbered_20_List_20_first" style:list-style-name="WWNum1">
      <style:paragraph-properties fo:margin-left="0.3902in" fo:margin-right="0in" fo:margin-top="0.1665in" fo:margin-bottom="0.0346in" loext:contextual-spacing="false" fo:text-indent="-0.2701in" style:auto-text-indent="false"/>
    </style:style>
    <style:style style:name="P9" style:family="paragraph" style:parent-style-name="Numbered_20_List_20_first" style:list-style-name="WWNum1">
      <style:paragraph-properties fo:margin-left="0.3937in" fo:margin-right="0in" fo:margin-top="0.0417in" fo:margin-bottom="0.0346in" loext:contextual-spacing="false" fo:text-indent="-0.2717in" style:auto-text-indent="false"/>
    </style:style>
    <style:style style:name="P10" style:family="paragraph" style:parent-style-name="Numbered_20_List_20_last" style:list-style-name="WWNum1">
      <style:paragraph-properties fo:margin-left="0.3902in" fo:margin-right="0in" fo:margin-top="0.0417in" fo:margin-bottom="0.1665in" loext:contextual-spacing="false" fo:text-indent="-0.2701in" style:auto-text-indent="false"/>
    </style:style>
    <style:style style:name="P11" style:family="paragraph" style:parent-style-name="Bulleted_20_List_20_first" style:list-style-name="WWNum2">
      <style:paragraph-properties fo:margin-left="0.2602in" fo:margin-right="0in" fo:margin-top="0.1665in" fo:margin-bottom="0.0346in" loext:contextual-spacing="false" fo:text-indent="-0.1402in" style:auto-text-indent="false"/>
    </style:style>
    <style:style style:name="P12" style:family="paragraph" style:parent-style-name="Bulleted_20_List_20_last" style:list-style-name="WWNum2">
      <style:paragraph-properties fo:margin-left="0.2602in" fo:margin-right="0in" fo:margin-top="0.0417in" fo:margin-bottom="0.1665in" loext:contextual-spacing="false" fo:text-indent="-0.1402in" style:auto-text-indent="false"/>
    </style:style>
    <style:style style:name="P13" style:family="paragraph" style:parent-style-name="Unnumbered_20_List_20_first">
      <style:paragraph-properties fo:margin-left="0.2799in" fo:margin-right="0in" fo:margin-top="0.1665in" fo:margin-bottom="0.0346in" loext:contextual-spacing="false" fo:text-indent="-0.2799in" style:auto-text-indent="false"/>
    </style:style>
    <style:style style:name="P14" style:family="paragraph" style:parent-style-name="Unnumbered_20_List_20_last">
      <style:paragraph-properties fo:margin-left="0.2799in" fo:margin-right="0in" fo:margin-top="0.25in" fo:margin-bottom="0.1665in" loext:contextual-spacing="false" fo:text-indent="-0.2799in" style:auto-text-indent="false"/>
    </style:style>
    <style:style style:name="P15" style:family="paragraph" style:parent-style-name="Equation_20_Display">
      <style:paragraph-properties fo:margin-top="0.0972in" fo:margin-bottom="0.0972in" loext:contextual-spacing="false"/>
    </style:style>
    <style:style style:name="P16" style:family="paragraph" style:parent-style-name="Figure_20_Caption">
      <style:paragraph-properties fo:margin-top="0.2016in" fo:margin-bottom="0.25in" loext:contextual-spacing="false"/>
    </style:style>
    <style:style style:name="P17" style:family="paragraph" style:parent-style-name="Table_20_caption">
      <style:paragraph-properties fo:margin-top="0.25in" fo:margin-bottom="0.1807in" loext:contextual-spacing="false"/>
    </style:style>
    <style:style style:name="P18" style:family="paragraph" style:parent-style-name="Ack_20_Head" style:list-style-name="WWNum0"/>
    <style:style style:name="P19" style:family="paragraph" style:parent-style-name="Ack_20_Text">
      <style:text-properties style:font-name="AdvPSSAB-R" fo:font-size="7pt" fo:language="en" fo:country="GB" style:font-size-asian="7pt" style:language-asian="en" style:country-asian="IN" style:font-name-complex="AdvPSSAB-R1" style:font-size-complex="7pt"/>
    </style:style>
    <style:style style:name="P20" style:family="paragraph" style:parent-style-name="Ref_20_Head" style:list-style-name="WWNum0"/>
    <style:style style:name="P21" style:family="paragraph" style:parent-style-name="Table_20_footnote">
      <style:paragraph-properties fo:margin-top="0.0555in" fo:margin-bottom="0.0972in" loext:contextual-spacing="false"/>
    </style:style>
    <style:style style:name="P22" style:family="paragraph" style:parent-style-name="Abstract-Text">
      <style:paragraph-properties fo:text-align="start" style:justify-single-word="false"/>
      <style:text-properties fo:font-size="11pt" officeooo:rsid="00212e12" officeooo:paragraph-rsid="00212e12" style:font-size-asian="11pt" style:font-size-complex="11pt"/>
    </style:style>
    <style:style style:name="P23" style:family="paragraph" style:parent-style-name="Abstract-Text">
      <style:text-properties fo:font-size="10pt" officeooo:rsid="0025c407" officeooo:paragraph-rsid="0025c407" style:font-size-asian="10pt" style:font-size-complex="10pt"/>
    </style:style>
    <style:style style:name="P24" style:family="paragraph" style:parent-style-name="Abstract-Text">
      <style:paragraph-properties fo:text-align="start" style:justify-single-word="false"/>
      <style:text-properties fo:font-size="10pt" officeooo:rsid="0026297c" officeooo:paragraph-rsid="00212e12" style:font-size-asian="10pt" style:font-size-complex="10pt"/>
    </style:style>
    <style:style style:name="P25" style:family="paragraph" style:parent-style-name="Abstract-Text">
      <style:text-properties fo:font-size="10pt" fo:font-weight="bold" officeooo:rsid="00887fe4" officeooo:paragraph-rsid="00887fe4" style:font-size-asian="10pt" style:font-weight-asian="bold" style:font-size-complex="10pt" style:font-weight-complex="bold"/>
    </style:style>
    <style:style style:name="P26" style:family="paragraph" style:parent-style-name="Abstract-Text">
      <style:text-properties style:font-name="monospace" fo:font-size="10pt" officeooo:rsid="0025c407" officeooo:paragraph-rsid="0025c407" style:font-size-asian="10pt" style:font-size-complex="10pt"/>
    </style:style>
    <style:style style:name="P27" style:family="paragraph" style:parent-style-name="Author-Affiliation">
      <style:text-properties officeooo:paragraph-rsid="001ff076"/>
    </style:style>
    <style:style style:name="P28" style:family="paragraph" style:parent-style-name="Title">
      <style:text-properties officeooo:rsid="001ff076" officeooo:paragraph-rsid="001ff076"/>
    </style:style>
    <style:style style:name="P29" style:family="paragraph" style:parent-style-name="corrs-au">
      <style:text-properties officeooo:paragraph-rsid="00638de8"/>
    </style:style>
    <style:style style:name="P30" style:family="paragraph" style:parent-style-name="article-info" style:master-page-name="First_20_Page">
      <style:paragraph-properties style:page-number="auto"/>
    </style:style>
    <style:style style:name="P31" style:family="paragraph" style:parent-style-name="para-first">
      <style:paragraph-properties fo:text-align="start" style:justify-single-word="false"/>
      <style:text-properties officeooo:paragraph-rsid="0041505f"/>
    </style:style>
    <style:style style:name="P32" style:family="paragraph" style:parent-style-name="para-first">
      <style:paragraph-properties fo:text-align="start" style:justify-single-word="false"/>
      <style:text-properties officeooo:paragraph-rsid="00443aa0"/>
    </style:style>
    <style:style style:name="P33" style:family="paragraph" style:parent-style-name="para-first">
      <style:paragraph-properties fo:text-align="start" style:justify-single-word="false"/>
      <style:text-properties officeooo:paragraph-rsid="00553de7"/>
    </style:style>
    <style:style style:name="P34" style:family="paragraph" style:parent-style-name="para-first">
      <style:paragraph-properties fo:text-align="start" style:justify-single-word="false"/>
      <style:text-properties officeooo:paragraph-rsid="006702de"/>
    </style:style>
    <style:style style:name="P35" style:family="paragraph" style:parent-style-name="para-first">
      <style:paragraph-properties fo:text-align="start" style:justify-single-word="false"/>
      <style:text-properties officeooo:paragraph-rsid="006840db"/>
    </style:style>
    <style:style style:name="P36" style:family="paragraph" style:parent-style-name="para-first">
      <style:paragraph-properties fo:text-align="start" style:justify-single-word="false"/>
      <style:text-properties officeooo:paragraph-rsid="007389f0"/>
    </style:style>
    <style:style style:name="P37" style:family="paragraph" style:parent-style-name="para-first">
      <style:paragraph-properties fo:text-align="start" style:justify-single-word="false"/>
      <style:text-properties officeooo:paragraph-rsid="007fda2c"/>
    </style:style>
    <style:style style:name="P38" style:family="paragraph" style:parent-style-name="para-first">
      <style:paragraph-properties fo:text-align="start" style:justify-single-word="false"/>
      <style:text-properties officeooo:paragraph-rsid="00868409"/>
    </style:style>
    <style:style style:name="P39" style:family="paragraph" style:parent-style-name="para-first">
      <style:paragraph-properties fo:text-align="start" style:justify-single-word="false"/>
      <style:text-properties officeooo:paragraph-rsid="00883feb"/>
    </style:style>
    <style:style style:name="P40" style:family="paragraph" style:parent-style-name="para-first">
      <style:text-properties officeooo:paragraph-rsid="00425b91"/>
    </style:style>
    <style:style style:name="P41" style:family="paragraph" style:parent-style-name="para-first">
      <style:paragraph-properties fo:text-align="start" style:justify-single-word="false"/>
      <style:text-properties officeooo:rsid="00443aa0" officeooo:paragraph-rsid="00443aa0"/>
    </style:style>
    <style:style style:name="P42" style:family="paragraph" style:parent-style-name="para-first">
      <style:paragraph-properties fo:text-align="start" style:justify-single-word="false"/>
      <style:text-properties style:font-name="Helvetica1" fo:font-size="10pt" fo:font-weight="bold" officeooo:rsid="007ae3e1" officeooo:paragraph-rsid="007ae3e1" style:font-size-asian="10pt" style:font-weight-asian="bold" style:font-size-complex="10pt" style:font-weight-complex="bold"/>
    </style:style>
    <style:style style:name="P43" style:family="paragraph" style:parent-style-name="para-first">
      <style:paragraph-properties fo:text-align="start" style:justify-single-word="false"/>
      <style:text-properties style:font-name="Times new roman" fo:font-size="8pt" fo:font-weight="normal" officeooo:rsid="00495aac" officeooo:paragraph-rsid="00495aac" style:font-size-asian="7pt" style:font-weight-asian="normal" style:font-size-complex="8pt" style:font-weight-complex="normal"/>
    </style:style>
    <style:style style:name="P44" style:family="paragraph" style:parent-style-name="para-first">
      <style:paragraph-properties fo:text-align="start" style:justify-single-word="false"/>
      <style:text-properties style:font-name="Times new roman" fo:font-size="8pt" fo:font-weight="normal" officeooo:rsid="005416f4" officeooo:paragraph-rsid="005416f4" style:font-size-asian="7pt" style:font-weight-asian="normal" style:font-size-complex="8pt" style:font-weight-complex="normal"/>
    </style:style>
    <style:style style:name="P45" style:family="paragraph" style:parent-style-name="para-first">
      <style:paragraph-properties fo:text-align="start" style:justify-single-word="false"/>
      <style:text-properties officeooo:rsid="005059fc" officeooo:paragraph-rsid="005059fc"/>
    </style:style>
    <style:style style:name="P46" style:family="paragraph" style:parent-style-name="para-first">
      <style:paragraph-properties fo:text-align="start" style:justify-single-word="false"/>
      <style:text-properties officeooo:rsid="00560384" officeooo:paragraph-rsid="00560384"/>
    </style:style>
    <style:style style:name="P47" style:family="paragraph" style:parent-style-name="para-first">
      <style:paragraph-properties fo:text-align="start" style:justify-single-word="false"/>
      <style:text-properties officeooo:rsid="005a73d6" officeooo:paragraph-rsid="009d4ff2"/>
    </style:style>
    <style:style style:name="P48" style:family="paragraph" style:parent-style-name="para-first">
      <style:paragraph-properties fo:text-align="start" style:justify-single-word="false"/>
      <style:text-properties officeooo:rsid="0066cbd3" officeooo:paragraph-rsid="0066cbd3"/>
    </style:style>
    <style:style style:name="P49" style:family="paragraph" style:parent-style-name="para-first">
      <style:paragraph-properties fo:text-align="start" style:justify-single-word="false"/>
      <style:text-properties officeooo:rsid="0066cbd3" officeooo:paragraph-rsid="0094d588"/>
    </style:style>
    <style:style style:name="P50" style:family="paragraph" style:parent-style-name="para-first">
      <style:paragraph-properties fo:text-align="start" style:justify-single-word="false"/>
      <style:text-properties officeooo:rsid="007ae3e1" officeooo:paragraph-rsid="007ae3e1"/>
    </style:style>
    <style:style style:name="P51" style:family="paragraph" style:parent-style-name="para-first">
      <style:paragraph-properties fo:text-align="start" style:justify-single-word="false"/>
      <style:text-properties officeooo:rsid="007ae3e1" officeooo:paragraph-rsid="007be3fc"/>
    </style:style>
    <style:style style:name="P52"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ize-complex="7pt"/>
    </style:style>
    <style:style style:name="T3" style:family="text">
      <style:text-properties fo:font-style="italic" style:font-style-asian="italic" style:font-size-complex="7pt" style:font-style-complex="italic"/>
    </style:style>
    <style:style style:name="T4" style:family="text">
      <style:text-properties style:text-position="super 58%"/>
    </style:style>
    <style:style style:name="T5" style:family="text">
      <style:text-properties style:text-position="super 58%" style:font-name="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ad379" style:font-weight-asian="bold" style:font-weight-complex="bold"/>
    </style:style>
    <style:style style:name="T9" style:family="text">
      <style:text-properties fo:font-weight="bold" officeooo:rsid="009d4ff2" style:font-weight-asian="bold" style:font-weight-complex="bold"/>
    </style:style>
    <style:style style:name="T10" style:family="text">
      <style:text-properties fo:font-weight="bold" style:font-weight-asian="bold" style:font-size-complex="7pt" style:font-weight-complex="bold"/>
    </style:style>
    <style:style style:name="T11" style:family="text">
      <style:text-properties style:font-name="AdvPS2AA1" fo:language="en" fo:country="GB" fo:font-weight="bold" style:language-asian="en" style:country-asian="IN" style:font-weight-asian="bold" style:font-name-complex="AdvPS2AA11"/>
    </style:style>
    <style:style style:name="T12" style:family="text">
      <style:text-properties style:font-name="AdvPS2AA1" fo:language="en" fo:country="GB" style:language-asian="en" style:country-asian="IN" style:font-name-complex="AdvPS2AA11"/>
    </style:style>
    <style:style style:name="T13" style:family="text">
      <style:text-properties fo:language="en" fo:country="GB" style:language-asian="en" style:country-asian="IN"/>
    </style:style>
    <style:style style:name="T14" style:family="text">
      <style:text-properties fo:language="en" fo:country="GB" fo:font-weight="bold" style:language-asian="en" style:country-asian="IN" style:font-weight-asian="bold"/>
    </style:style>
    <style:style style:name="T15" style:family="text">
      <style:text-properties fo:color="#0000ff" style:font-name="AdvPS2A83" fo:language="en" fo:country="GB" style:language-asian="en" style:country-asian="IN" style:font-name-complex="AdvPS2A831"/>
    </style:style>
    <style:style style:name="T16" style:family="text">
      <style:text-properties fo:color="#000000" style:font-name="AdvPS2A83" fo:language="en" fo:country="GB" style:language-asian="en" style:country-asian="IN" style:font-name-complex="AdvPS2A831"/>
    </style:style>
    <style:style style:name="T17" style:family="text">
      <style:text-properties fo:color="#000000" style:font-name="AdvPS2A83" fo:language="en" fo:country="GB" officeooo:rsid="002c8ebe" style:language-asian="en" style:country-asian="IN" style:font-name-complex="AdvPS2A831"/>
    </style:style>
    <style:style style:name="T18" style:family="text">
      <style:text-properties fo:color="#000000" style:font-name="AdvPS2A83" fo:language="en" fo:country="GB" officeooo:rsid="006569e1" style:language-asian="en" style:country-asian="IN" style:font-name-complex="AdvPS2A831"/>
    </style:style>
    <style:style style:name="T19" style:family="text">
      <style:text-properties fo:color="#000000" style:font-name="AdvPS2A83" fo:font-size="14pt" fo:language="en" fo:country="GB" style:font-size-asian="14pt" style:language-asian="en" style:country-asian="IN" style:font-name-complex="AdvPS2A831" style:font-size-complex="14pt"/>
    </style:style>
    <style:style style:name="T20" style:family="text">
      <style:text-properties fo:color="#000000" style:font-name="AdvPS2A83" fo:font-size="11pt" fo:language="en" fo:country="GB" style:font-size-asian="11pt" style:language-asian="en" style:country-asian="IN" style:font-name-complex="AdvPS2A831" style:font-size-complex="11pt"/>
    </style:style>
    <style:style style:name="T21" style:family="text">
      <style:text-properties fo:color="#000000" style:font-name="AdvPS2A8F" fo:language="en" fo:country="GB" fo:font-style="italic" style:language-asian="en" style:country-asian="IN" style:font-style-asian="italic" style:font-name-complex="AdvPS2A8F1"/>
    </style:style>
    <style:style style:name="T22" style:family="text">
      <style:text-properties fo:color="#000000" style:font-name="AdvPS2A8F" fo:language="en" fo:country="GB" style:language-asian="en" style:country-asian="IN" style:font-name-complex="AdvPS2A8F1"/>
    </style:style>
    <style:style style:name="T23" style:family="text">
      <style:text-properties fo:color="#000000" style:font-name="Times new roman" fo:font-size="8pt" fo:font-weight="normal" fo:background-color="#ffffff" loext:char-shading-value="0" style:font-size-asian="8pt" style:font-weight-asian="normal" style:font-size-complex="8pt" style:font-weight-complex="normal"/>
    </style:style>
    <style:style style:name="T24" style:family="text">
      <style:text-properties fo:font-size="8pt" style:font-size-asian="8pt" style:font-size-complex="8pt"/>
    </style:style>
    <style:style style:name="T25" style:family="text">
      <style:text-properties fo:font-size="6.5pt" fo:font-weight="bold" style:font-size-asian="6.5pt" style:font-weight-asian="bold" style:font-size-complex="6.5pt"/>
    </style:style>
    <style:style style:name="T26" style:family="text">
      <style:text-properties fo:font-size="6.5pt" fo:font-weight="bold" style:font-size-asian="6.5pt" style:font-weight-asian="bold" style:font-size-complex="6.5pt" style:font-weight-complex="bold"/>
    </style:style>
    <style:style style:name="T27" style:family="text">
      <style:text-properties fo:font-size="6.5pt" fo:font-style="italic" fo:font-weight="bold" style:font-size-asian="6.5pt" style:font-style-asian="italic" style:font-weight-asian="bold" style:font-size-complex="6.5pt" style:font-style-complex="italic"/>
    </style:style>
    <style:style style:name="T28" style:family="text">
      <style:text-properties fo:font-size="6.5pt" style:font-size-asian="6.5pt" style:font-size-complex="6.5pt"/>
    </style:style>
    <style:style style:name="T29" style:family="text">
      <style:text-properties style:text-position="sub 58%" fo:font-size="6.5pt" style:font-size-asian="6.5pt" style:font-size-complex="6.5pt"/>
    </style:style>
    <style:style style:name="T30" style:family="text">
      <style:text-properties fo:font-size="7pt" style:font-size-asian="7pt" style:font-size-complex="7pt"/>
    </style:style>
    <style:style style:name="T31" style:family="text">
      <style:text-properties fo:text-transform="uppercase"/>
    </style:style>
    <style:style style:name="T32" style:family="text">
      <style:text-properties style:font-name="AdvPSSAB-R" fo:font-size="7pt" fo:language="en" fo:country="GB" style:font-size-asian="7pt" style:language-asian="en" style:country-asian="IN" style:font-name-complex="AdvPSSAB-R1" style:font-size-complex="7pt"/>
    </style:style>
    <style:style style:name="T33" style:family="text">
      <style:text-properties style:font-name="AdvPSSAB-R" fo:font-size="7pt" fo:language="en" fo:country="GB" fo:font-style="italic" style:font-size-asian="7pt" style:language-asian="en" style:country-asian="IN" style:font-style-asian="italic" style:font-name-complex="AdvPSSAB-R1" style:font-size-complex="7pt"/>
    </style:style>
    <style:style style:name="T34" style:family="text">
      <style:text-properties style:font-size-complex="7pt"/>
    </style:style>
    <style:style style:name="T35" style:family="text">
      <style:text-properties officeooo:rsid="001ff076"/>
    </style:style>
    <style:style style:name="T36" style:family="text">
      <style:text-properties officeooo:rsid="0027809e"/>
    </style:style>
    <style:style style:name="T37" style:family="text">
      <style:text-properties officeooo:rsid="002d251e"/>
    </style:style>
    <style:style style:name="T38" style:family="text">
      <style:text-properties officeooo:rsid="00379777"/>
    </style:style>
    <style:style style:name="T39" style:family="text">
      <style:text-properties officeooo:rsid="0041505f"/>
    </style:style>
    <style:style style:name="T40" style:family="text">
      <style:text-properties officeooo:rsid="00425b91"/>
    </style:style>
    <style:style style:name="T41" style:family="text">
      <style:text-properties style:font-name="Helvetica1" fo:font-size="12pt" officeooo:rsid="0047e8ab" style:font-size-asian="12pt" style:font-size-complex="12pt"/>
    </style:style>
    <style:style style:name="T42" style:family="text">
      <style:text-properties style:font-name="Helvetica1" fo:font-size="12pt" fo:font-weight="bold" officeooo:rsid="0047e8ab" style:font-size-asian="12pt" style:font-weight-asian="bold" style:font-size-complex="12pt" style:font-weight-complex="bold"/>
    </style:style>
    <style:style style:name="T43" style:family="text">
      <style:text-properties officeooo:rsid="00517f59"/>
    </style:style>
    <style:style style:name="T44" style:family="text">
      <style:text-properties officeooo:rsid="005ac5cd"/>
    </style:style>
    <style:style style:name="T45" style:family="text">
      <style:text-properties officeooo:rsid="005ad379"/>
    </style:style>
    <style:style style:name="T46" style:family="text">
      <style:text-properties officeooo:rsid="006702de"/>
    </style:style>
    <style:style style:name="T47" style:family="text">
      <style:text-properties officeooo:rsid="006ae8b6"/>
    </style:style>
    <style:style style:name="T48" style:family="text">
      <style:text-properties officeooo:rsid="007b74c8"/>
    </style:style>
    <style:style style:name="T49" style:family="text">
      <style:text-properties officeooo:rsid="007be082"/>
    </style:style>
    <style:style style:name="T50" style:family="text">
      <style:text-properties officeooo:rsid="007be3fc"/>
    </style:style>
    <style:style style:name="T51" style:family="text">
      <style:text-properties officeooo:rsid="007e8452"/>
    </style:style>
    <style:style style:name="T52" style:family="text">
      <style:text-properties style:font-name="Times new roman" fo:font-size="8pt" fo:font-weight="normal" style:font-size-asian="8pt" style:font-weight-asian="normal" style:font-size-complex="8pt" style:font-weight-complex="normal"/>
    </style:style>
    <style:style style:name="T53" style:family="text">
      <style:text-properties style:font-name="Times new roman" fo:font-size="8pt" fo:font-weight="normal" officeooo:rsid="006ae8b6" style:font-size-asian="8pt" style:font-weight-asian="normal" style:font-size-complex="8pt" style:font-weight-complex="normal"/>
    </style:style>
    <style:style style:name="T54" style:family="text">
      <style:text-properties style:font-name="Times new roman" fo:font-size="8pt" fo:font-weight="normal" officeooo:rsid="007c981e" style:font-size-asian="8pt" style:font-weight-asian="normal" style:font-size-complex="8pt" style:font-weight-complex="normal"/>
    </style:style>
    <style:style style:name="T55" style:family="text">
      <style:text-properties style:font-name="Times new roman" fo:font-size="8pt" fo:font-weight="normal" officeooo:rsid="007e8452" style:font-size-asian="8pt" style:font-weight-asian="normal" style:font-size-complex="8pt" style:font-weight-complex="normal"/>
    </style:style>
    <style:style style:name="T56" style:family="text">
      <style:text-properties officeooo:rsid="00827ff5"/>
    </style:style>
    <style:style style:name="fr1" style:family="graphic" style:parent-style-name="Frame">
      <style:graphic-properties fo:margin-left="0.1252in" fo:margin-right="0.1252in" fo:margin-top="0in" fo:margin-bottom="0in" style:run-through="foreground" style:wrap="none" style:vertical-pos="from-top" style:vertical-rel="page-content" style:horizontal-pos="from-left" style:horizontal-rel="paragraph" fo:background-color="transparent" draw:fill="none" draw:opacity="0%" fo:padding="0in" fo:border="0.26pt solid #000000"/>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Bioinformatics</text:span>, <text:span text:style-name="T36">2020</text:span>, <text:span text:style-name="T36">03</text:span>–<text:span text:style-name="T36">16</text:span></text:p>
      <text:p text:style-name="article-info">doi: 10.1093/bioinformatics/xxxxx</text:p>
      <text:p text:style-name="article-info">Advance Access Publication Date: DD Month <text:span text:style-name="T36">2020</text:span></text:p>
      <text:p text:style-name="article-info">Manuscript Category</text:p>
      <text:p text:style-name="P7"/>
      <table:table table:name="Table1" table:style-name="Table1">
        <table:table-column table:style-name="Table1.A"/>
        <table:table-row table:style-name="Table1.1">
          <table:table-cell table:style-name="Table1.A1" office:value-type="string">
            <text:p text:style-name="Subtitle">Subject Section</text:p>
            <text:p text:style-name="P28">Toolbox for fasta file</text:p>
            <text:p text:style-name="Author-Group"><text:span text:style-name="T35">Olivia Berggren</text:span><text:span text:style-name="T4">1,</text:span><text:span text:style-name="T5">*</text:span>, Co-author<text:span text:style-name="T4">2</text:span> and Co-Author<text:span text:style-name="T4">2</text:span></text:p>
            <text:p text:style-name="P27"><text:span text:style-name="T4">1</text:span>Department of <text:span text:style-name="T35">biology</text:span>, <text:span text:style-name="T35">Box 118, 221 00 Lund University Sweden</text:span></text:p>
            <text:p text:style-name="P27"/>
            <text:p text:style-name="P29">*Department of <text:span text:style-name="T35">biology</text:span>, <text:span text:style-name="T35">Box 118, 221 00 Lund University Sweden</text:span></text:p>
            <text:p text:style-name="corrs-au">Associate Editor: XXXXXXX</text:p>
            <text:p text:style-name="History-Dates">Received on XXXXX; revised on XXXXX; accepted on XXXXX </text:p>
            <text:p text:style-name="Abstract-Head">Abstract</text:p>
            <text:p text:style-name="Abstract-Text"><text:span text:style-name="T7">Motivation:</text:span>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Abstract-Text"><text:span text:style-name="T6">Results:</text:span>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Abstract-Text"><text:span text:style-name="T11">Availability:</text:span><text:span text:style-name="T12"> </text:span>The quick brown fox jumps over the lazy dog.</text:p>
            <text:p text:style-name="Abstract-Text"><text:span text:style-name="T11">Contact:</text:span><text:span text:style-name="T12"> </text:span><text:span text:style-name="T13">example@example.org </text:span></text:p>
            <text:p text:style-name="Abstract-Text"><text:span text:style-name="T14">Supplementary information:</text:span><text:span text:style-name="T15"> </text:span><text:span text:style-name="T13">Supplementary data </text:span><text:span text:style-name="T16">are available at </text:span><text:span text:style-name="T21">Bioinformatics</text:span><text:span text:style-name="T22"> </text:span><text:span text:style-name="T16">online.</text:span></text:p>
            <text:p text:style-name="Abstract-Text"><text:span text:style-name="T19"/></text:p>
            <text:p text:style-name="Abstract-Text"><text:span text:style-name="T19"/></text:p>
            <text:p text:style-name="Abstract-Text"><text:span text:style-name="T19"/></text:p>
            <text:p text:style-name="P23"><text:span text:style-name="T16">Jag har valt genen BRCAII </text:span><text:span text:style-name="T18">in </text:span><text:span text:style-name="T16">human, mice and elephant.</text:span></text:p>
            <text:p text:style-name="P25"><text:span text:style-name="T16">The link to the ensamble page:</text:span></text:p>
            <text:p text:style-name="P26"><text:span text:style-name="T16">https://www.ensembl.org/Homo_sapiens/Gene/Summary?db=core;g=ENSG00000139618;r=13:32315086-32400266</text:span></text:p>
            <text:p text:style-name="P22"><text:span text:style-name="T20"/></text:p>
            <text:p text:style-name="P24"><text:span text:style-name="T17"/></text:p>
          </table:table-cell>
        </table:table-row>
      </table:table>
      <text:p text:style-name="P7"/>
      <text:p text:style-name="P7"/>
      <text:section text:style-name="Sect1" text:name="TextSection">
        <text:list xml:id="list1106285617" text:style-name="WWNum12">
          <text:list-item>
            <text:p text:style-name="P2">Introduction </text:p>
          </text:list-item>
        </text:list>
        <text:p text:style-name="P34"><text:span text:style-name="T37">The DNA contain four nitrogenous bases, guanine (G), cytosine (C), thymine (T) and adenin (A). The GC-content is the percent of the nitogenous bases that are G or T. Different organisms have different GC-content and this is one way to measure differences between organisms. <text:s/>The GC-content can be calculated within a gene, for chromosome or for the hole genome. The GC-content is usually higher in the coding sequences than in the intergenic sequences. The third position is more divergent due to wobble. </text:span></text:p>
        <text:p text:style-name="P39"><text:span text:style-name="T56">It has been showed that there may be a correlation between the number of recombination and the GC-content. This is called GC-biased gene conversion (gBGC) and it means that more recombination leads to higher number of GC. It is important to have this in mind when to working with selection. </text:span></text:p>
        <text:p text:style-name="P38"/>
        <text:p text:style-name="P35"/>
        <text:p text:style-name="P35"><text:span text:style-name="T46"><text:s/><text:line-break/>It is interesting to know the GC-content since …..!!!!</text:span></text:p>
        <text:p text:style-name="P33"/>
        <text:p text:style-name="P47"><text:span text:style-name="T44">Codon is a serie of three nucleotides and each codon correspond to an amino acid. </text:span>There are 64 different codons and <text:span text:style-name="T45">some of the correspond to the same amino acid. The DNA for organisms are some times biased and one codon is more used than other, even if they are coding for the same amino acid. If an organism prefer a specific codon there is likely a higher number of <text:s/>tRNA for that codon. This means that codon biased affect how fast different genes can be translated. Even if two codon refer to the same amino acid it does not mean that they have the same quality. <text:s/>(</text:span><text:a xlink:type="simple" xlink:href="https://www.ncbi.nlm.nih.gov/pmc/articles/PMC4046918/...kanske" text:style-name="Internet_20_link" text:visited-style-name="Visited_20_Internet_20_Link"><text:span text:style-name="T45">https://www.ncbi.nlm.nih.gov/pmc/articles/PMC4046918/...kanske</text:span></text:a><text:span text:style-name="T45">)</text:span></text:p>
        <text:p text:style-name="P47"><text:span text:style-name="T9">(</text:span><text:a xlink:type="simple" xlink:href="http://www.scielo.br/scielo.php?script=sci_arttext&amp;pid=S0103-50532008000200008" text:style-name="Internet_20_link" text:visited-style-name="Visited_20_Internet_20_Link"><text:span text:style-name="T9">http://www.scielo.br/scielo.php?script=sci_arttext&amp;pid=S0103-50532008000200008</text:span></text:a><text:span text:style-name="T9">…. Står om codon bias) <text:s/></text:span><text:span text:style-name="T8">KÄLLA!</text:span></text:p>
        <text:p text:style-name="P33"><text:soft-page-break/></text:p>
        <text:p text:style-name="P31"><text:span text:style-name="T39">The gene BRCAII from three organisms (mice, human and elephant) have been investigated and compared to each other.</text:span></text:p>
        <text:p text:style-name="P31"/>
        <text:p text:style-name="P45">Varför är man intresserad av GC content, codon bias mm…</text:p>
        <text:p text:style-name="P48">Jämför med annan forskning……</text:p>
        <text:p text:style-name="P48"/>
        <text:p text:style-name="P49"><text:span text:style-name="T38">The aim were to create a toolbox for fasta files. The script gives information about the GC-content, the codons and the length of the sequences. It calculated overall GC-content, GC1, GC2, GC3, the number of each codon, the longest sequence, the shortest sequences and the average length of all sequences. The python script have several functions and the user can decide which information he/ she wants. To use the script, two inputs are needed, the script and the fasta file of interest. </text:span></text:p>
        <text:p text:style-name="P49"/>
        <text:p text:style-name="P49"><text:span text:style-name="T38">An other tool that gives the GC-content is fastQC. FastQC is a program that …………..</text:span></text:p>
        <text:list xml:id="list144555455181413" text:continue-numbering="true" text:style-name="WWNum12">
          <text:list-item>
            <text:p text:style-name="P2">Methods</text:p>
          </text:list-item>
        </text:list>
        <text:p text:style-name="P37"><text:span text:style-name="T47">The program in written in python (version 3) and the data are from ensemble</text:span><text:span text:style-name="T53">. The data show the BRCAII sequence for mouse (version GRCm38.p6, geneID: </text:span><text:span text:style-name="T52">ENSMUSG00000041147, </text:span><text:span text:style-name="T54">transcriptID: </text:span><text:span text:style-name="T23">ENSMUST00000044620.10</text:span><text:span text:style-name="T54">), human (version: GRCh38.p13, geneID: </text:span><text:span text:style-name="T52">ENST00000380152.7, </text:span><text:span text:style-name="T55">transcript: </text:span><text:span text:style-name="T23">ENST00000380152.7</text:span><text:span text:style-name="T55">) and elephant (version: Loxafr3.0, geneID: </text:span><text:span text:style-name="T52">ENSLAFG00000002670, </text:span><text:span text:style-name="T55">transcript: </text:span><text:span text:style-name="T23">ENSLAFT00000002671.3</text:span><text:span text:style-name="T55">). The s</text:span><text:span text:style-name="T51">equences only contain the coding part of the gene (cds as reported in the ensembl database). <text:s/></text:span></text:p>
        <text:p text:style-name="P36"/>
        <text:p text:style-name="P46"><text:line-break/></text:p>
        <text:p text:style-name="P42">3 <text:s text:c="3"/>Features</text:p>
        <text:p text:style-name="P50">The script contains several function<text:span text:style-name="T49">s</text:span> and return information about the overall GC-content, GC1, GC2, GC3, most common codon, less common codon, longest sequence, shortest sequence and the average length of sequences. <text:s/>The output is given in form of sentences. </text:p>
        <text:p text:style-name="P51"><text:span text:style-name="T48">There need to be two arguments, the name of the script and a fasta file. </text:span></text:p>
        <text:p text:style-name="P51"/>
        <text:p text:style-name="P51"><text:span text:style-name="T50">4. Discussion</text:span></text:p>
        <text:p text:style-name="P51"/>
        <text:p text:style-name="P51"/>
        <text:p text:style-name="P51"><text:span text:style-name="T50">5 Acknowledgement</text:span></text:p>
        <text:p text:style-name="P51"><text:span text:style-name="T50">I am greatful tp the editor and two anonymus reviewers for their valuable comments on the manuscript and for Lund University for their financial support. </text:span><text:s/></text:p>
        <text:list xml:id="list144556209965790" text:continue-numbering="true" text:style-name="WWNum12">
          <text:list-item>
            <text:p text:style-name="P2">Results</text:p>
          </text:list-item>
        </text:list>
        <text:p text:style-name="P32"><text:span text:style-name="T40">The BRCAII gene from three organisms (mice, human and rattus) have been investigated and compared to each other. Information of the organisms can be seen in table 1. </text:span></text:p>
        <text:p text:style-name="P32"/>
        <text:p text:style-name="P41"><text:span text:style-name="T7">Table 1. </text:span>The table show the GC1, GC2, GC3, overall GC, most common codon, less common codon, longest sequence, shortest sequence and the average length of all sequences of each organism. </text:p>
        <text:p text:style-name="P41"><draw:frame draw:style-name="fr3" draw:name="Object2" text:anchor-type="paragraph" svg:x="0.0217in" svg:y="0.0189in" svg:width="3.222in" svg:height="1.8575in" draw:z-index="4"><draw:object xlink:href="./Object 1" xlink:type="simple" xlink:show="embed" xlink:actuate="onLoad"/><draw:image xlink:href="./ObjectReplacements/Object 1" xlink:type="simple" xlink:show="embed" xlink:actuate="onLoad"/></draw:frame></text:p>
        <text:p text:style-name="P41"/>
        <text:p text:style-name="P32"><text:span text:style-name="T41">4. </text:span><text:span text:style-name="T42">Analysis</text:span></text:p>
        <text:p text:style-name="P43"><text:span text:style-name="T43">All three organisms have highest GC-content in position 1 and lowest in position 3. The overall GC-content is very similar between mouse and elephant. Human have a lower GC-content. </text:span><text:line-break/></text:p>
        <text:p text:style-name="P44">Något om BRCA2 genen???</text:p>
        <text:p text:style-name="P32"/>
        <text:p text:style-name="P40"/>
        <text:p text:style-name="P40"/>
        <text:p text:style-name="P40">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list xml:id="list1218504022" text:style-name="WWNum13">
          <text:list-item>
            <text:h text:style-name="P3" text:outline-level="1">Data Structure This is Heading 2 style this is heading 2 style</text:h>
          </text:list-item>
        </text:list>
        <text:p text:style-name="para-first">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h text:style-name="P4" text:outline-level="3">3.1.1 This is heading 3 style</text:h>
        <text:p text:style-name="para-first">The quick brown fox jumps over the lazy dog. The quick brown fox jumps over the lazy dog. The quick brown fox jumps over the lazy dog. The quick brown fox jumps over the lazy dog. </text:p>
        <text:list xml:id="list1049323743" text:style-name="WWNum1">
          <text:list-item>
            <text:p text:style-name="P8"><text:soft-page-break/><text:span text:style-name="T24">The quick brown fox jumps over the lazy dog. The quick brown fox jumps over the lazy dog.</text:span></text:p>
          </text:list-item>
          <text:list-item>
            <text:p text:style-name="P9"><text:span text:style-name="T24">The quick brown fox jumps over the lazy dog. The quick brown fox jumps over the lazy dog.</text:span></text:p>
          </text:list-item>
          <text:list-item>
            <text:p text:style-name="P5"><text:span text:style-name="T24">The quick brown fox jumps over the lazy dog.</text:span></text:p>
          </text:list-item>
          <text:list-item>
            <text:p text:style-name="P5"><text:span text:style-name="T24">The quick brown fox jumps over the lazy dog. The quick brown fox jumps over the lazy dog.</text:span></text:p>
          </text:list-item>
          <text:list-item>
            <text:p text:style-name="P5"><text:span text:style-name="T24">The quick brown fox jumps over the lazy dog. The quick brown fox jumps over the lazy dog.</text:span></text:p>
          </text:list-item>
          <text:list-item>
            <text:p text:style-name="P10"><text:span text:style-name="T24">The quick brown fox jumps over the lazy dog. The quick brown fox jumps over the lazy dog.</text:span></text:p>
          </text:list-item>
        </text:list>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pan></text:p>
        <text:list xml:id="list1955627934" text:style-name="WWNum2">
          <text:list-item>
            <text:p text:style-name="P11"><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12"><text:span text:style-name="T24">The quick brown fox jumps over the lazy dog. The quick brown fox jumps over the lazy dog.</text:span></text:p>
          </text:list-item>
        </text:list>
        <text:p text:style-name="ParaNoInd"><text:span text:style-name="T24">The quick brown fox jumps over the lazy dog. The quick brown fox jumps over the lazy dog. The quick brown fox jumps over the lazy dog. </text:span></text:p>
        <text:list xml:id="list144556793539830" text:continue-list="list1218504022" text:style-name="WWNum13">
          <text:list-item>
            <text:h text:style-name="P3" text:outline-level="1">Unnumbered list style</text:h>
          </text:list-item>
        </text:list>
        <text:p text:style-name="ParaNoInd"><text:span text:style-name="T24">The quick brown fox jumps over the lazy dog. The quick brown fox jumps over the lazy dog. The quick brown fox jumps over the lazy dog. </text:span></text:p>
        <text:p text:style-name="P13"><text:span text:style-name="T24">The quick brown fox jumps over the lazy dog. The quick brown fox jumps over the lazy dog.</text:span></text:p>
        <text:p text:style-name="Unnumbered_20_List"><text:span text:style-name="T24">The quick brown fox jumps over the lazy dog. The quick brown fox jumps over the lazy dog.</text:span></text:p>
        <text:p text:style-name="Unnumbered_20_List"><text:span text:style-name="T24">The quick brown fox jumps over the lazy dog. The quick brown fox jumps over the lazy dog.</text:span></text:p>
        <text:p text:style-name="Unnumbered_20_List"><text:span text:style-name="T24">The quick brown fox jumps over the lazy dog. The quick brown fox jumps over the lazy dog.</text:span></text:p>
        <text:p text:style-name="P14"><text:span text:style-name="T24">The quick brown fox jumps over the lazy dog. The quick brown fox jumps over the lazy dog.</text:span></text:p>
        <text:p text:style-name="P15"><text:tab/><draw:frame draw:style-name="fr2" draw:name="Object1" text:anchor-type="as-char" svg:width="0.9555in" svg:height="0.3882in" draw:z-index="3"><draw:object-ole xlink:href="./Obj100" xlink:type="simple" xlink:show="embed" xlink:actuate="onLoad"/><draw:image xlink:href="./ObjectReplacements/Obj100" xlink:type="simple" xlink:show="embed" xlink:actuate="onLoad"/></draw:frame><text:tab/>(1)</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16"><draw:frame draw:style-name="fr1" draw:name="Frame1" text:anchor-type="char" svg:x="0.0335in" svg:y="0.0646in" svg:width="3.1783in" svg:height="2.1319in" draw:z-index="0"><draw:text-box><text:p text:style-name="Frame_20_contents"/></draw:text-box></draw:frame><text:span text:style-name="T26">Fig. 1. </text:span><text:span text:style-name="T25">Relation between τ and </text:span><text:span text:style-name="T27">t</text:span><text:span text:style-name="T25">.</text:span><text:span text:style-name="T28"> This example has only two continuous Steppers, S</text:span><text:span text:style-name="T29">1</text:span><text:span text:style-name="T28"> and S</text:span><text:span text:style-name="T29">2</text:span><text:span text:style-name="T28">.</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text:span><text:soft-page-break/><text:span text:style-name="T24">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17"><text:span text:style-name="T7">Table 1. </text:span>Benchmark results of the cascade oscillators mode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Column_20_head">|S|</text:p>
            </table:table-cell>
            <table:table-cell table:style-name="Table2.A1" office:value-type="string">
              <text:p text:style-name="Table_20_Column_20_head">Predicted cost</text:p>
            </table:table-cell>
            <table:table-cell table:style-name="Table2.A1" office:value-type="string">
              <text:p text:style-name="Table_20_Column_20_head">Timing</text:p>
            </table:table-cell>
            <table:table-cell table:style-name="Table2.A1" office:value-type="string">
              <text:p text:style-name="Table_20_Column_20_head">Predicted speed</text:p>
            </table:table-cell>
            <table:table-cell table:style-name="Table2.A1" office:value-type="string">
              <text:p text:style-name="Table_20_Column_20_head">Speed</text:p>
            </table:table-cell>
          </table:table-row>
          <table:table-row table:style-name="Table2.1">
            <table:table-cell table:style-name="Table2.A2" office:value-type="string">
              <text:p text:style-name="Table_20_body_20_first"><text:s text:c="2"/>1</text:p>
            </table:table-cell>
            <table:table-cell table:style-name="Table2.A2" office:value-type="string">
              <text:p text:style-name="Table_20_body_20_first">S219.20(100%)</text:p>
            </table:table-cell>
            <table:table-cell table:style-name="Table2.A2" office:value-type="string">
              <text:p text:style-name="Table_20_body_20_first">68m43s</text:p>
            </table:table-cell>
            <table:table-cell table:style-name="Table2.A2" office:value-type="string">
              <text:p text:style-name="Table_20_body_20_first">1.00</text:p>
            </table:table-cell>
            <table:table-cell table:style-name="Table2.A2" office:value-type="string">
              <text:p text:style-name="Table_20_body_20_first">1.00</text:p>
            </table:table-cell>
          </table:table-row>
          <table:table-row table:style-name="Table2.1">
            <table:table-cell table:style-name="Table2.A3" office:value-type="string">
              <text:p text:style-name="Table_20_body"><text:s text:c="2"/>2</text:p>
            </table:table-cell>
            <table:table-cell table:style-name="Table2.A3" office:value-type="string">
              <text:p text:style-name="Table_20_body">2<text:span text:style-name="T4">9</text:span>.10+2<text:span text:style-name="T4">19</text:span>.10(~50%)</text:p>
            </table:table-cell>
            <table:table-cell table:style-name="Table2.A3" office:value-type="string">
              <text:p text:style-name="Table_20_body">35m13s</text:p>
            </table:table-cell>
            <table:table-cell table:style-name="Table2.A3" office:value-type="string">
              <text:p text:style-name="Table_20_body">2.00</text:p>
            </table:table-cell>
            <table:table-cell table:style-name="Table2.A3" office:value-type="string">
              <text:p text:style-name="Table_20_body">1.95</text:p>
            </table:table-cell>
          </table:table-row>
          <table:table-row table:style-name="Table2.1">
            <table:table-cell table:style-name="Table2.A3" office:value-type="string">
              <text:p text:style-name="Table_20_body"><text:s text:c="2"/>4</text:p>
            </table:table-cell>
            <table:table-cell table:style-name="Table2.A3" office:value-type="string">
              <text:p text:style-name="Table_20_body">2<text:span text:style-name="T4">19</text:span>.20(100%)</text:p>
            </table:table-cell>
            <table:table-cell table:style-name="Table2.A3" office:value-type="string">
              <text:p text:style-name="Table_20_body">68m43s</text:p>
            </table:table-cell>
            <table:table-cell table:style-name="Table2.A3" office:value-type="string">
              <text:p text:style-name="Table_20_body">1.00</text:p>
            </table:table-cell>
            <table:table-cell table:style-name="Table2.A3" office:value-type="string">
              <text:p text:style-name="Table_20_body">1.00</text:p>
            </table:table-cell>
          </table:table-row>
          <table:table-row table:style-name="Table2.1">
            <table:table-cell table:style-name="Table2.A3" office:value-type="string">
              <text:p text:style-name="Table_20_body">10</text:p>
            </table:table-cell>
            <table:table-cell table:style-name="Table2.A3" office:value-type="string">
              <text:p text:style-name="Table_20_body">2<text:span text:style-name="T4">9</text:span>.10+2<text:span text:style-name="T4">19</text:span>.10(~50%)</text:p>
            </table:table-cell>
            <table:table-cell table:style-name="Table2.A3" office:value-type="string">
              <text:p text:style-name="Table_20_body">35m13s</text:p>
            </table:table-cell>
            <table:table-cell table:style-name="Table2.A3" office:value-type="string">
              <text:p text:style-name="Table_20_body">2.00</text:p>
            </table:table-cell>
            <table:table-cell table:style-name="Table2.A3" office:value-type="string">
              <text:p text:style-name="Table_20_body">1.95</text:p>
            </table:table-cell>
          </table:table-row>
          <table:table-row table:style-name="Table2.1">
            <table:table-cell table:style-name="Table2.A6" office:value-type="string">
              <text:p text:style-name="Table_20_body_20_last">20</text:p>
            </table:table-cell>
            <table:table-cell table:style-name="Table2.A6" office:value-type="string">
              <text:p text:style-name="Table_20_body_20_last">2<text:span text:style-name="T4">19</text:span>.20(100%)</text:p>
            </table:table-cell>
            <table:table-cell table:style-name="Table2.A6" office:value-type="string">
              <text:p text:style-name="Table_20_body_20_last">68m43s</text:p>
            </table:table-cell>
            <table:table-cell table:style-name="Table2.A6" office:value-type="string">
              <text:p text:style-name="Table_20_body_20_last">1.00</text:p>
            </table:table-cell>
            <table:table-cell table:style-name="Table2.A6" office:value-type="string">
              <text:p text:style-name="Table_20_body_20_last">9.5</text:p>
            </table:table-cell>
          </table:table-row>
        </table:table>
        <text:p text:style-name="P21">This is table foot note sample text This is table foot note sample text This is table foot note sample text</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text:span></text:p>
        <text:p text:style-name="P18">Acknowledgements</text:p>
        <text:p text:style-name="Ack_20_Text"><text:span text:style-name="T30">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20">Funding</text:p>
        <text:p text:style-name="Ack_20_Text"><text:span text:style-name="T32">This work has been supported by the …..</text:span></text:p>
        <text:p text:style-name="P19"/>
        <text:p text:style-name="Ack_20_Text"><text:span text:style-name="T33">Conflict of Interest:</text:span><text:span text:style-name="T32"> none declared.</text:span></text:p>
        <text:p text:style-name="P20">References</text:p>
        <text:p text:style-name="Ref_20_Text"><text:span text:style-name="T34">Alexandrescu,A. (2001) Modern C++ Design: Generic Programming and Design Patterens Applied. Addision Wesley Professional, Boston.</text:span></text:p>
        <text:p text:style-name="Ref_20_Text"><text:span text:style-name="T34">Dormand,J.R. and Prince,P.J. (1980) A family of embedded Runge–Kutta formulae. </text:span><text:span text:style-name="T3">J. Comp. Appl. Math.</text:span><text:span text:style-name="T34">, </text:span><text:span text:style-name="T10">6</text:span><text:span text:style-name="T34">, 19–26.</text:span></text:p>
        <text:p text:style-name="Ref_20_Text"><text:span text:style-name="T34">Alexandrescu,A. (2001) </text:span><text:span text:style-name="T3">Modern C++ Design: Generic Programming and Design Patterens Applied.</text:span><text:span text:style-name="T34"> Addision Wesley Professional, Boston.</text:span></text:p>
        <text:p text:style-name="Ref_20_Text"><text:span text:style-name="T34">Dormand,J.R. and Prince,P.J. (1980) A family of embedded Runge–Kutta formulae. </text:span><text:span text:style-name="T3">J. Comp. Appl. Math.</text:span><text:span text:style-name="T34">, </text:span><text:span text:style-name="T10">6</text:span><text:span text:style-name="T34">, 19–26.</text:span></text:p>
        <text:p text:style-name="Ref_20_Text"><text:span text:style-name="T34">Alexandrescu,A. (2001) </text:span><text:span text:style-name="T3">Modern C++ Design: Generic Programming and Design Patterens Applied.</text:span><text:span text:style-name="T34"> Addision Wesley Professional, Boston.</text:span></text:p>
        <text:p text:style-name="Ref_20_Text"><text:span text:style-name="T34">Dormand,J.R. and Prince,P.J. (1980) A family of embedded Runge–Kutta formulae. </text:span><text:span text:style-name="T3">J. Comp. Appl. Math.</text:span><text:span text:style-name="T34">, </text:span><text:span text:style-name="T10">6</text:span><text:span text:style-name="T34">, 19–26.</text:span></text:p>
        <text:p text:style-name="Ref_20_Text"><text:span text:style-name="T34">Yoo,M.S. </text:span><text:span text:style-name="T3">et al</text:span><text:span text:style-name="T34">. (2003) Oxidative stress regulated genes in nigral dopaminergic neurnol cell: correlation with the known pathology in Parkinson’s disease. </text:span><text:span text:style-name="T3">Brain Res. Mol. Brain Res.</text:span><text:span text:style-name="T34">, </text:span><text:span text:style-name="T10">110</text:span><text:span text:style-name="T34">(Suppl. 1), 76–84.</text:span></text:p>
        <text:p text:style-name="Ref_20_Text"><text:span text:style-name="T34">Crenshaw, B.,III, and Jones, W.B.,Jr (2003) The future of clinical cancer management: one tumor, one chip. </text:span><text:span text:style-name="T2">Bioinformatics</text:span><text:span text:style-name="T34">, doi:10.1093/bioinformatics/btn000.</text:span></text:p>
        <text:p text:style-name="Ref_20_Text"><text:span text:style-name="T34">Auhtor,A.B. </text:span><text:span text:style-name="T2">et al.</text:span><text:span text:style-name="T34"> (2000) Chapter title. In Smith, A.C. (ed.), </text:span><text:span text:style-name="T2">Book Title</text:span><text:span text:style-name="T34">, 2nd edn. Publisher, Location, Vol. 1, pp. ???–???.</text:span></text:p>
        <text:p text:style-name="Ref_20_Text"><text:span text:style-name="T34">Bardet, G. (1920) Sur un syndrome d’obesite infantile avec polydactylie et retinite pigmentaire (contribution a l’etude des formes cliniques de l’obesite hypophysaire). PhD Thesis, name of institution, Paris, Fran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Helve" svg:font-family="Helve"/>
    <style:font-face style:name="monospace" svg:font-family="monospace"/>
    <style:font-face style:name="sans-serif" svg:font-family="sans-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list-style-name="" style:class="text">
      <style:paragraph-properties fo:margin-top="0.1665in" fo:margin-bottom="0.0417in"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font-name="Helvetica" fo:font-family="Helvetica" style:font-family-generic="roman" style:font-pitch="variable"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2083in" fo:margin-bottom="0.0071in" loext:contextual-spacing="false" fo:line-height="0.139in">
        <style:tab-stops>
          <style:tab-stop style:position="4.9583in"/>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fo:font-size="9pt" style:font-size-asian="9pt"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fo:font-size="12pt" style:font-size-asian="12pt" style:font-size-complex="12pt"/>
    </style:style>
    <style:style style:name="Affilation_20_Char" style:display-name="Affilation Char" style:family="text" style:parent-style-name="Author_20_name_20_Char"/>
    <style:style style:name="Author-Affiliation_20_Char" style:display-name="Author-Affiliation Char" style:family="text" style:parent-style-name="Affilation_20_Char">
      <style:text-properties fo:font-size="9pt" style:font-size-asian="9pt" style:font-size-complex="9pt"/>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fo:font-size="8.5pt" style:font-size-asian="8.5pt" style:font-size-complex="8.5pt"/>
    </style:style>
    <style:style style:name="History-Dates_20_Char" style:display-name="History-Dates Char" style:family="text" style:parent-style-name="Affilation_20_Char">
      <style:text-properties fo:font-size="8pt" style:font-size-asian="8pt" style:font-size-complex="8pt"/>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style style:name="para-first_20_Char" style:display-name="para-first Char" style:family="text" style:parent-style-name="ParaNoInd_20_Char">
      <style:text-properties fo:font-size="8pt" style:font-size-asian="8pt" style:font-size-complex="8pt"/>
    </style:style>
    <style:style style:name="Heading_20_3_20_Char" style:display-name="Heading 3 Char" style:family="text" style:parent-style-name="para-first_20_Char">
      <style:text-properties fo:font-weight="bold" style:font-weight-asian="bold"/>
    </style:style>
    <style:style style:name="para_20_Char" style:display-name="para Char" style:family="text" style:parent-style-name="Para_20_Char">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89in" fo:text-indent="-0.2709in" fo:margin-left="0.389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loext:graphic-properties draw:fill="solid" draw:fill-color="#ffffff"/>
      <style:paragraph-properties fo:text-align="center"/>
    </style:style>
    <style:style style:name="M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8.5in" fo:page-height="10.9902in" style:num-format="1" style:print-orientation="portrait" fo:margin-top="0.4902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page-layout>
    <style:page-layout style:name="Mpm2"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0.9902in" style:num-format="1" style:print-orientation="portrait" fo:margin-top="0.8799in" fo:margin-bottom="0.8799in" fo:margin-left="0.7598in" fo:margin-right="0.959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rticle short title</text:p>
      </style:header>
      <style:header-left>
        <text:p text:style-name="MP1"><draw:line text:anchor-type="char" draw:z-index="2" draw:style-name="Mgr1" draw:text-style-name="MP2" svg:x1="0in" svg:y1="0.7165in" svg:x2="7in" svg:y2="0.7165in"><text:p/></draw:line>K.Takahashi et al.</text:p>
      </style:header-left>
    </style:master-page>
    <style:master-page style:name="First_20_Page" style:display-name="First Page" style:page-layout-name="Mpm2" style:next-style-name="Standard"/>
    <style:master-page style:name="Converted1"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editing-cycles>108</meta:editing-cycles>
    <meta:print-date>2007-07-04T12:14:00</meta:print-date>
    <meta:creation-date>2020-03-09T09:53:09.347957332</meta:creation-date>
    <dc:date>2020-03-10T14:45:55.026639331</dc:date>
    <meta:editing-duration>P1DT3H41M27S</meta:editing-duration>
    <meta:generator>LibreOffice/6.2.7.1$Linux_X86_64 LibreOffice_project/20$Build-1</meta:generator>
    <meta:document-statistic meta:table-count="2" meta:image-count="0" meta:object-count="2" meta:page-count="4" meta:paragraph-count="128" meta:word-count="2805" meta:character-count="15645" meta:non-whitespace-character-count="12951"/>
    <meta:user-defined meta:name="AppVersion">12.0000</meta:user-defined>
    <meta:user-defined meta:name="Client">oup</meta:user-defined>
    <meta:user-defined meta:name="Company">NISPL</meta:user-defined>
    <meta:user-defined meta:name="ContentTypeId">0x0101004052DF9ABE204045A104DC221265583100170F5890EF61F4489AE5352EEAFA3E6F</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1"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0.39pt"/>
    </style:style>
    <style:style style:name="co2"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end" fo:margin-left="0pt"/>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paragraph-properties fo:text-align="end"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number-columns-repeated="3" table:default-cell-style-name="ce6"/>
        <table:table-row table:style-name="ro1" table:number-rows-repeated="8">
          <table:table-cell table:style-name="Default" table:number-columns-repeated="4"/>
        </table:table-row>
        <table:table-row table:style-name="ro2">
          <table:table-cell office:value-type="string" calcext:value-type="string">
            <text:p>Organism</text:p>
          </table:table-cell>
          <table:table-cell table:style-name="ce5" office:value-type="string" calcext:value-type="string">
            <text:p>Mouse</text:p>
          </table:table-cell>
          <table:table-cell table:style-name="ce5" office:value-type="string" calcext:value-type="string">
            <text:p>Human</text:p>
          </table:table-cell>
          <table:table-cell table:style-name="ce5" office:value-type="string" calcext:value-type="string">
            <text:p>Elephant</text:p>
          </table:table-cell>
        </table:table-row>
        <table:table-row table:style-name="ro2">
          <table:table-cell office:value-type="string" calcext:value-type="string">
            <text:p>GC1</text:p>
          </table:table-cell>
          <table:table-cell office:value-type="float" office:value="0.48" calcext:value-type="float">
            <text:p>0.48</text:p>
          </table:table-cell>
          <table:table-cell office:value-type="float" office:value="0.44" calcext:value-type="float">
            <text:p>0.44</text:p>
          </table:table-cell>
          <table:table-cell office:value-type="float" office:value="0.49" calcext:value-type="float">
            <text:p>0.49</text:p>
          </table:table-cell>
        </table:table-row>
        <table:table-row table:style-name="ro2">
          <table:table-cell office:value-type="string" calcext:value-type="string">
            <text:p>GC2</text:p>
          </table:table-cell>
          <table:table-cell office:value-type="float" office:value="0.41" calcext:value-type="float">
            <text:p>0.41</text:p>
          </table:table-cell>
          <table:table-cell office:value-type="float" office:value="0.37" calcext:value-type="float">
            <text:p>0.37</text:p>
          </table:table-cell>
          <table:table-cell office:value-type="float" office:value="0.41" calcext:value-type="float">
            <text:p>0.41</text:p>
          </table:table-cell>
        </table:table-row>
        <table:table-row table:style-name="ro2">
          <table:table-cell office:value-type="string" calcext:value-type="string">
            <text:p>GC3</text:p>
          </table:table-cell>
          <table:table-cell office:value-type="float" office:value="0.36" calcext:value-type="float">
            <text:p>0.36</text:p>
          </table:table-cell>
          <table:table-cell office:value-type="float" office:value="0.27" calcext:value-type="float">
            <text:p>0.27</text:p>
          </table:table-cell>
          <table:table-cell office:value-type="float" office:value="0.35" calcext:value-type="float">
            <text:p>0.35</text:p>
          </table:table-cell>
        </table:table-row>
        <table:table-row table:style-name="ro2">
          <table:table-cell office:value-type="string" calcext:value-type="string">
            <text:p>Overall GC</text:p>
          </table:table-cell>
          <table:table-cell office:value-type="float" office:value="0.42" calcext:value-type="float">
            <text:p>0.42</text:p>
          </table:table-cell>
          <table:table-cell office:value-type="float" office:value="0.36" calcext:value-type="float">
            <text:p>0.36</text:p>
          </table:table-cell>
          <table:table-cell office:value-type="float" office:value="0.042" calcext:value-type="float">
            <text:p>0.042</text:p>
          </table:table-cell>
        </table:table-row>
        <table:table-row table:style-name="ro2">
          <table:table-cell office:value-type="string" calcext:value-type="string">
            <text:p>Most common codon</text:p>
          </table:table-cell>
          <table:table-cell office:value-type="string" calcext:value-type="string">
            <text:p>AAA (182)</text:p>
          </table:table-cell>
          <table:table-cell office:value-type="string" calcext:value-type="string">
            <text:p>AAA (228)</text:p>
          </table:table-cell>
          <table:table-cell office:value-type="string" calcext:value-type="string">
            <text:p>GAA (195)</text:p>
          </table:table-cell>
        </table:table-row>
        <table:table-row table:style-name="ro2">
          <table:table-cell office:value-type="string" calcext:value-type="string">
            <text:p>Less common codon</text:p>
          </table:table-cell>
          <table:table-cell office:value-type="string" calcext:value-type="string">
            <text:p>TAA (0) </text:p>
          </table:table-cell>
          <table:table-cell office:value-type="string" calcext:value-type="string">
            <text:p>TAG (0)</text:p>
          </table:table-cell>
          <table:table-cell office:value-type="string" calcext:value-type="string">
            <text:p>TAA (0)</text:p>
          </table:table-cell>
        </table:table-row>
        <table:table-row table:style-name="ro2">
          <table:table-cell office:value-type="string" calcext:value-type="string">
            <text:p>Average length (nt)</text:p>
          </table:table-cell>
          <table:table-cell office:value-type="string" calcext:value-type="string">
            <text:p>9 990 </text:p>
          </table:table-cell>
          <table:table-cell office:value-type="string" calcext:value-type="string">
            <text:p>10 257</text:p>
          </table:table-cell>
          <table:table-cell office:value-type="string" calcext:value-type="string">
            <text:p>9 906</text:p>
          </table:table-cell>
        </table:table-row>
        <table:table-row table:style-name="ro2">
          <table:table-cell office:value-type="string" calcext:value-type="string">
            <text:p>Longest seq (nt)</text:p>
          </table:table-cell>
          <table:table-cell office:value-type="string" calcext:value-type="string">
            <text:p>9 990 </text:p>
          </table:table-cell>
          <table:table-cell office:value-type="string" calcext:value-type="string">
            <text:p>10 257</text:p>
          </table:table-cell>
          <table:table-cell office:value-type="string" calcext:value-type="string">
            <text:p>9 906</text:p>
          </table:table-cell>
        </table:table-row>
        <table:table-row table:style-name="ro2">
          <table:table-cell office:value-type="string" calcext:value-type="string">
            <text:p>Shortest seq (nt)</text:p>
          </table:table-cell>
          <table:table-cell office:value-type="string" calcext:value-type="string">
            <text:p>9 990 </text:p>
          </table:table-cell>
          <table:table-cell office:value-type="string" calcext:value-type="string">
            <text:p>10 257</text:p>
          </table:table-cell>
          <table:table-cell office:value-type="string" calcext:value-type="string">
            <text:p>9 90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WenQuanYi Micro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 style:data-style-name="N2" text:time-value="11:15:36.111787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